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39dd" officeooo:paragraph-rsid="001939dd"/>
    </style:style>
    <style:style style:name="P2" style:family="paragraph" style:parent-style-name="Standard">
      <style:text-properties officeooo:rsid="001939dd" officeooo:paragraph-rsid="001939dd"/>
    </style:style>
    <style:style style:name="P3" style:family="paragraph" style:parent-style-name="Text_20_body">
      <style:text-properties fo:font-size="12pt" fo:language="en" fo:country="US" fo:font-weight="normal" officeooo:rsid="001939dd" officeooo:paragraph-rsid="001939dd" style:font-size-asian="12pt" style:font-weight-asian="normal" style:font-size-complex="12pt" style:font-weight-complex="normal"/>
    </style:style>
    <style:style style:name="P4" style:family="paragraph" style:parent-style-name="Heading_20_1">
      <style:text-properties fo:font-size="12pt" fo:language="en" fo:country="US" fo:font-weight="normal" officeooo:rsid="001939dd" officeooo:paragraph-rsid="001939dd"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First page:</text:p>
      <text:p text:style-name="P1"/>
      <text:p text:style-name="P1"><text:a xlink:type="simple" xlink:href="https://wiki.documentfoundation.org/Design" text:style-name="Internet_20_link" text:visited-style-name="Visited_20_Internet_20_Link">https://wiki.documentfoundation.org/Design</text:a></text:p>
      <text:p text:style-name="P1"/>
      <text:p text:style-name="P1">Please be aware the italian page ( <text:a xlink:type="simple" xlink:href="https://wiki.documentfoundation.org/Design/it" text:style-name="Internet_20_link" text:visited-style-name="Visited_20_Internet_20_Link">https://wiki.documentfoundation.org/Design/it</text:a> ) does exist; just not updated. So you can use it to translate parts of the page.</text:p>
      <text:p text:style-name="P1"/>
      <text:p text:style-name="P1"/>
      <text:p text:style-name="P1">Welcome to the Design and User Experience team.</text:p>
      <text:p text:style-name="P1"/>
      <text:p text:style-name="P1">We provide information on these pages about what we do, how we work, and how you may contribute. We have task for everyone who is interested to join.</text:p>
      <text:p text:style-name="P1"><text:tab/></text:p>
      <text:p text:style-name="P1">What we do for LibreOffice</text:p>
      <text:p text:style-name="P1"/>
      <text:p text:style-name="P1">User experience design (UX) is the process of enhancing user satisfaction by improving the usability, accessibility, and pleasure with LibreOffice products. It encompasses traditional human-computer interaction design, and extends it by addressing all aspects including branding and design.</text:p>
      <text:p text:style-name="P1"/>
      <text:p text:style-name="P1">Usability engineering is based on structured methods for achieving efficiency and elegance in interface design. We run surveys and quick polls to get insights on how users work with LibreOffice.</text:p>
      <text:p text:style-name="P1"/>
      <text:p text:style-name="P1">With this knowledge we start with generic human interaction guidelines. Workflows are designed with two personas in mind, Benjamin to target beginners and Eve for the advanced user. As stated in our manifesto we focus on</text:p>
      <text:p text:style-name="P1"/>
      <text:p text:style-name="P1"><text:s text:c="4"/>Simplicity by default with Full Functionality on demand</text:p>
      <text:p text:style-name="P1"><text:s text:c="4"/>Consistency over Efficiency</text:p>
      <text:p text:style-name="P1"><text:s text:c="4"/>Usability over Graphical Design</text:p>
      <text:p text:style-name="P1"/>
      <text:p text:style-name="P1">Of course we follow all UX principles too.</text:p>
      <text:p text:style-name="P1"/>
      <text:p text:style-name="P1">We also take care about accessibility, branding to the visual design including icons, and support the QA, marketing and development teams.</text:p>
      <text:p text:style-name="P1"><text:tab/></text:p>
      <text:p text:style-name="P1">What you can do</text:p>
      <text:p text:style-name="P1"/>
      <text:p text:style-name="P1">The simplest way to contribute to LibreOffice is to submit bugs and enhancement requests to our bugtracker. If you think it breaks a UX principle or guideline, it's a UX bug. Learn more in the blog post about Tickets on Behalf of UX, or in general from Fabiana Simoes's GUADEC presentation about How to not report your UX bug.</text:p>
      <text:p text:style-name="P1"/>
      <text:p text:style-name="P1">We have tasks for everyone from the very beginner to advanced developers. LibreOffice calls simple tasks easyhack, and together with the keyword “skilldesign” you may search the bugtracker.</text:p>
      <text:p text:style-name="P1"/>
      <text:p text:style-name="P1">A number of tasks are not listed in the bugtracker for some reason. For instance, create a new page at the wiki, draft a guideline, or create a mockup are better managed outside bugzilla. For this purpose we use this wiki. Many tasks can be done by everyone, some require creativity, and other need more usability knowledge.</text:p>
      <text:p text:style-name="P1">How we work</text:p>
      <text:p text:style-name="P1"><text:soft-page-break/></text:p>
      <text:p text:style-name="P1">Usability is about users, so we basically observe, talk, interview, watch videos, and read comments to get an impression of what our users need.</text:p>
      <text:p text:style-name="P1"/>
      <text:p text:style-name="P1">We start new topics with the reference to the bug tracker, followed by the description of current state and how competitors solve the problem, in order to get a common understanding. The intended features are listed formally as functional requirements and non-functional constraints to the design. With this input we scribble mockups using Balsamiq Mockups, or other tools like LibreOffice Draw or Pencil, and eventually after a couple of iterations and discussions, the proposal is published on our design blog to get input from the community.</text:p>
      <text:p text:style-name="P1"><text:tab/></text:p>
      <text:p text:style-name="P1">Open tasks</text:p>
      <text:p text:style-name="P1"/>
      <text:p text:style-name="P1">We always have open tasks for creative people with no doing expertise, as well as more advanced topics for experienced usability engineers. Non-coding tasks are for instance:</text:p>
      <text:p text:style-name="P1"/>
      <text:p text:style-name="P1"><text:s text:c="4"/>Create new templates</text:p>
      <text:p text:style-name="P1"><text:s text:c="4"/>Design new artwork such as banners, icons, etc.</text:p>
      <text:p text:style-name="P1"/>
      <text:p text:style-name="P1">More advanced topic would be:</text:p>
      <text:p text:style-name="P1"/>
      <text:p text:style-name="P1"><text:s text:c="4"/>Scribble redesign mockups of dialogs</text:p>
      <text:p text:style-name="P1"><text:s text:c="4"/>Draft a guideline</text:p>
      <text:p text:style-name="P1"/>
      <text:p text:style-name="P1">All tasks are listed on our Whiteboard and Blueprints pages. And finished proposals can be found at the Whiteboard archive.</text:p>
      <text:p text:style-name="P1">Who we are</text:p>
      <text:p text:style-name="P1"/>
      <text:p text:style-name="P1">We are people from all over the world with a wide variety of knowledge and different backgrounds.</text:p>
      <text:p text:style-name="P1"/>
      <text:p text:style-name="P1">Feel free to add yourself to the list of team members.</text:p>
      <text:p text:style-name="P1"><text:tab/></text:p>
      <text:p text:style-name="P1">Get in contact</text:p>
      <text:p text:style-name="P1"/>
      <text:p text:style-name="P1"><text:s text:c="4"/>Follow us on our design blog, Twitter, Telegram and Google+</text:p>
      <text:p text:style-name="P1"><text:s text:c="4"/>Chat with the designers on IRC at the #libreoffice-design connect via webchat channel of Freenode</text:p>
      <text:p text:style-name="P1"><text:s text:c="4"/>Register to the design mailing list and write emails to all people on this list</text:p>
      <text:p text:style-name="P1"><text:s text:c="4"/>Join the weekly Jitsi meeting every Wednesday, 6pm UTC (20:00 CEST). These calls are open to everyone. The agenda is tracked in the minutes, and shared on the mailing list. An archive of meeting minutes is kept.</text:p>
      <text:p text:style-name="P1"/>
      <text:p text:style-name="P1"/>
      <text:p text:style-name="P1">Second page:</text:p>
      <text:p text:style-name="P1"/>
      <text:p text:style-name="P1"><text:a xlink:type="simple" xlink:href="https://wiki.documentfoundation.org/Website/Web_Sites_services" text:style-name="Internet_20_link" text:visited-style-name="Visited_20_Internet_20_Link">https://wiki.documentfoundation.org/Website/Web_Sites_services</text:a></text:p>
      <text:p text:style-name="P1"/>
      <text:h text:style-name="P4" text:outline-level="1"><text:bookmark text:name="firstHeading"/>Websites and Web Services</text:h>
      <text:p text:style-name="P3"/>
      <text:p text:style-name="P3">Indice</text:p>
      <text:p text:style-name="P3"><text:soft-page-break/></text:p>
      <text:p text:style-name="P3"><text:s text:c="4"/>1 Internal Systems</text:p>
      <text:p text:style-name="P3"><text:s text:c="4"/>2 International Sites</text:p>
      <text:p text:style-name="P3"><text:s text:c="4"/>3 Social Media</text:p>
      <text:p text:style-name="P3"><text:s text:c="8"/>3.1 Facebook</text:p>
      <text:p text:style-name="P3"><text:s text:c="8"/>3.2 Google+</text:p>
      <text:p text:style-name="P3"><text:s text:c="8"/>3.3 Identi.ca</text:p>
      <text:p text:style-name="P3"><text:s text:c="8"/>3.4 LinkedIn</text:p>
      <text:p text:style-name="P3"><text:s text:c="8"/>3.5 Mixi</text:p>
      <text:p text:style-name="P3"><text:s text:c="8"/>3.6 Telegram</text:p>
      <text:p text:style-name="P3"><text:s text:c="8"/>3.7 Twitter</text:p>
      <text:p text:style-name="P3"><text:s text:c="8"/>3.8 Xing</text:p>
      <text:p text:style-name="P3"><text:s text:c="4"/>4 Language (Localization) Teams</text:p>
      <text:p text:style-name="P3"><text:s text:c="4"/>5 Unofficial Pages</text:p>
      <text:p text:style-name="P3"/>
      <text:p text:style-name="P3">This Document Foundation uses these tools to complement its official websites (https://www.libreoffice.org, https://www.documentfoundation.org/. The Document Liberation Project, brought to you by the same foundation (http://www.documentliberation.org) also has access to these tools.</text:p>
      <text:p text:style-name="P3">Internal Systems</text:p>
      <text:p text:style-name="P3"/>
      <text:p text:style-name="P3">This section has been moved to the Infrastructure Services page.</text:p>
      <text:p text:style-name="P3">International Sites</text:p>
      <text:p text:style-name="P3">Language (English) <text:tab/>Language (native) <text:tab/>URL <text:tab/>Maintainer/s <text:tab/>Contact</text:p>
      <text:p text:style-name="P3">Arabic <text:tab/>العربية <text:tab/>http://ar.libreoffice.org/ <text:tab/>Norah Abanumay <text:tab/>nabanimy(AT)kacst.edu.sa</text:p>
      <text:p text:style-name="P3">Bodo (India) <text:tab/>बोडो <text:tab/>http://brx.libreoffice.org/ <text:tab/>Sanjib Narzary (Website &amp; Translating) <text:tab/>alayaran at gmail dot com</text:p>
      <text:p text:style-name="P3">Bulgaria <text:tab/>България <text:tab/>http://bg.libreoffice.org/ <text:tab/>Valentin Laskov <text:tab/>laskov(AT)festa(DOT)bg</text:p>
      <text:p text:style-name="P3">Catalan <text:tab/>Català <text:tab/>http://ca.libreoffice.org/ <text:tab/>Jesús Corrius and Joan Motané <text:tab/>jesus(AT)softcatala(DOT)org and joan(AT)montane(DOT)cat</text:p>
      <text:p text:style-name="P3">Czech <text:tab/>čeština <text:tab/>http://cs.libreoffice.org/ <text:tab/>Jan Holesovsky <text:tab/>kendy(at)collabora(dot)com</text:p>
      <text:p text:style-name="P3"><text:soft-page-break/>Danish <text:tab/>Dansk <text:tab/>http://da.libreoffice.org/ <text:tab/>Leif Lodahl <text:tab/>leiflodahl@gmail.com</text:p>
      <text:p text:style-name="P3">German <text:tab/>Deutsch <text:tab/>http://de.libreoffice.org/ <text:tab/>Christian Lohmaier (Silverstripe) <text:tab/></text:p>
      <text:p text:style-name="P3">Greek <text:tab/>Ελληνικά <text:tab/>http://el.libreoffice.org/ <text:tab/>Sergey Tsabolov , Simos Xenitellis <text:tab/>sergios at greeklug dot gr , simos.lists at googlemail dot com</text:p>
      <text:p text:style-name="P3">Esperanto <text:tab/>Esperanto <text:tab/>http://eo.libreoffice.org/ <text:tab/>Michael Moroni, Donald Rogers <text:tab/>michael.moroni(AT)mailoo(DOT)org</text:p>
      <text:p text:style-name="P3">Spanish <text:tab/>Español <text:tab/>http://es.libreoffice.org/ <text:tab/>Daniel A. Rodriguez <text:tab/>drodriguez(at)libreoffice(dot)org</text:p>
      <text:p text:style-name="P3">Estonian <text:tab/>Eesti keel <text:tab/>http://et.libreoffice.org/ <text:tab/>Mihkel Tõnnov <text:tab/>mihhkel@gmail.com</text:p>
      <text:p text:style-name="P3">Persian <text:tab/>فارسى <text:tab/>http://fa.libreoffice.org/ <text:tab/>Hossein Noorikhah, Hossein.ir AT gmail dot com</text:p>
      <text:p text:style-name="P3"><text:tab/>Contact Page</text:p>
      <text:p text:style-name="P3">Finnish <text:tab/>Suomi <text:tab/>http://fi.libreoffice.org/ <text:tab/>Harri Pitkänen <text:tab/>hatapitk(AT)iki(DOT)fi</text:p>
      <text:p text:style-name="P3">French <text:tab/>Français <text:tab/>http://fr.libreoffice.org/ <text:tab/>Jean-Baptiste Faure, Sophie Gautier <text:tab/>Jean-Baptiste Faure, jbf dot faure at orange dot fr</text:p>
      <text:p text:style-name="P3">Irish <text:tab/>Gaeilge <text:tab/>http://ga.libreoffice.org/ <text:tab/>Kevin Scannell <text:tab/></text:p>
      <text:p text:style-name="P3">Scottish Gaelic <text:tab/>Gàidhlig <text:tab/>http://gd.libreoffice.org/ <text:tab/>Michael Bauer (Akerbeltz) <text:tab/></text:p>
      <text:p text:style-name="P3">Galician <text:tab/>Galego <text:tab/>http://gl.libreoffice.org/ <text:tab/>Meixome <text:tab/>meixome at certima dot net</text:p>
      <text:p text:style-name="P3">Hungarian <text:tab/>Magyar <text:tab/>http://hu.libreoffice.org/ <text:tab/>Andras Timar <text:tab/></text:p>
      <text:p text:style-name="P3">Italian <text:tab/>Italiano <text:tab/>http://it.libreoffice.org/ <text:tab/>elcico <text:tab/>elcico2001 at yahoo dot it</text:p>
      <text:p text:style-name="P3">Japanese <text:tab/>日本語 <text:tab/>http://ja.libreoffice.org/ <text:tab/>Akira Matsumiya, Junichi Matsukawa, Kazuyuki Yoshimura, Takeshi Abe <text:tab/></text:p>
      <text:p text:style-name="P3">Georgian <text:tab/>ქართული <text:tab/>http://ka.libreoffice.org/ <text:tab/>Kakhaber Kheladze <text:tab/>bankadmin(AT)gmail(DOT)com</text:p>
      <text:p text:style-name="P3">Khmer <text:tab/>ខ្មែរ <text:tab/>http://km.libreoffice.org/ <text:tab/>Sovichet Tep <text:tab/>sovichet.tep(at)gmail(dot)com</text:p>
      <text:p text:style-name="P3">Korean <text:tab/>한국어 <text:tab/>http://ko.libreoffice.org/ <text:tab/>Jihui Choi <text:tab/>jihui(dot)choi(at)gmail(dot)com</text:p>
      <text:p text:style-name="P3">Lao <text:tab/>ພາສາລາວ <text:tab/>http://lo.libreoffice.org/ <text:tab/>Anousak Souphavanh <text:tab/>anousak(at)gmail(dot)com</text:p>
      <text:p text:style-name="P3">Lithuanian <text:tab/>Lietuvių kalba <text:tab/>http://lt.libreoffice.org/ <text:tab/>Antanas Budriūnas <text:tab/>antanasb(at)gmail(dot)com</text:p>
      <text:p text:style-name="P3">Maltese <text:tab/>Malti <text:tab/>http://mt.libreoffice.org/ <text:tab/>Warren Camilleri <text:tab/>warren(AT)ossmalta(DOT)com</text:p>
      <text:p text:style-name="P3"><text:soft-page-break/>Norwegian Bokmål <text:tab/>Bokmål <text:tab/>http://no.libreoffice.org/ <text:tab/>Olav Dahlum &lt;post at libreoffice.no&gt; <text:tab/>IRC: olorin_ / Pootle: olorin</text:p>
      <text:p text:style-name="P3">Dutch <text:tab/>Nederlands <text:tab/>http://nl.libreoffice.org/ <text:tab/>Cor Nouws <text:tab/></text:p>
      <text:p text:style-name="P3">Occitan <text:tab/>Occitan <text:tab/>http://oc.libreoffice.org/ <text:tab/>Bruno Gallart <text:tab/>bruno.gallart(at)orange(dot)fr (no response but other contact name is forthcoming)</text:p>
      <text:p text:style-name="P3">Polish <text:tab/>Polski <text:tab/>http://pl.libreoffice.org/ <text:tab/>Paweł Konefał <text:tab/>www.konefal.org</text:p>
      <text:p text:style-name="P3">Portuguese <text:tab/>Português <text:tab/>http://pt.libreoffice.org/ <text:tab/>Sérgio Marques and Carlos Moreira <text:tab/>smarquespt(AT)gmail(DOT)com</text:p>
      <text:p text:style-name="P3">Portuguese (Brazil) <text:tab/>Português (Brasil) <text:tab/>http://pt-br.libreoffice.org/ <text:tab/>Olivier Hallot, Valdir Barbosa, Eliane Domingos <text:tab/>olivier.hallot(AT)documentfoundation(DOT)org</text:p>
      <text:p text:style-name="P3">Romanian <text:tab/>Română <text:tab/>http://ro.libreoffice.org/ <text:tab/>Nagy Ákos &lt;nagy.akos libreoffice.ro&gt;, Lucian Oprea &lt;oprea.luci gmail.com&gt;, Alexandru Szasz &lt;alexxed gmail.com&gt; <text:tab/>http://ro.libreoffice.org/contact/</text:p>
      <text:p text:style-name="P3">Russian <text:tab/>Русский <text:tab/>http://ru.libreoffice.org/ <text:tab/>Helen russian <text:tab/>helenrussian at gmail dot com</text:p>
      <text:p text:style-name="P3">Sinhala <text:tab/>සිංහල <text:tab/>http://si.libreoffice.org/ <text:tab/>Danishka Navin <text:tab/>danishka(AT)gmail(DOT)com</text:p>
      <text:p text:style-name="P3">Slovak <text:tab/>Slovenčina <text:tab/>http://sk.libreoffice.org/ <text:tab/>Miloš Šrámek <text:tab/>milos(DOT)sramek(AT)soit(DOT)sk</text:p>
      <text:p text:style-name="P3">Slovenian <text:tab/>Slovenščina <text:tab/>http://sl.libreoffice.org/ <text:tab/>Martin Srebotnjak <text:tab/>miles(at)filmsi(dot)net</text:p>
      <text:p text:style-name="P3">Serbian <text:tab/>српски <text:tab/>http://sr.libreoffice.org/ <text:tab/>Goran Rakic, grakic at devbase.net <text:tab/>contact page</text:p>
      <text:p text:style-name="P3">Swedish <text:tab/>Svenska <text:tab/>http://sv.libreoffice.org/ <text:tab/>Niklas Johansson <text:tab/>sleeping.pillowATgmailDOTcom</text:p>
      <text:p text:style-name="P3">Tamil <text:tab/>தமிழ் <text:tab/>http://ta.libreoffice.org/ <text:tab/>Thangamani Arun <text:tab/>thangam dot arunx at gmail, etc</text:p>
      <text:p text:style-name="P3">Turkish <text:tab/>Türkçe <text:tab/>http://tr.libreoffice.org/ <text:tab/>Zeki Bildirici, Ayhan Yalçınsoy, Muhammet Kara <text:tab/>zeki(at)ozgurlukicin.com, ayhanyalcinsoy(at)gmail.com</text:p>
      <text:p text:style-name="P3">Vietnamese <text:tab/>Tiếng Việt <text:tab/>http://vi.libreoffice.org/ <text:tab/>Nguyễn Vũ Hưng, vuhung16plus at gmail dot com <text:tab/>Maintainer</text:p>
      <text:p text:style-name="P3">Chinese (simplified) <text:tab/>中文 (简体) <text:tab/>http://zh-cn.libreoffice.org/ <text:tab/>Jingtao Yan <text:tab/>yanjingtao(at)gmail(dot)com</text:p>
      <text:p text:style-name="P3">Chinese (traditional) <text:tab/>中文 (正體) <text:tab/>http://zh-tw.libreoffice.org/ <text:tab/>Cheng-Chia Tseng <text:tab/></text:p>
      <text:p text:style-name="P3">Social Media</text:p>
      <text:p text:style-name="P3">Facebook</text:p>
      <text:p text:style-name="P3">Project <text:tab/>Name/URL <text:tab/>Account Type <text:tab/>Contact <text:tab/>Description</text:p>
      <text:p text:style-name="P3"><text:soft-page-break/>International <text:tab/>Libreoffice.org <text:tab/>Fan Page <text:tab/>Mike Saunders</text:p>
      <text:p text:style-name="P3">Don Crowley</text:p>
      <text:p text:style-name="P3">Nikola Yanev <text:tab/>International community page</text:p>
      <text:p text:style-name="P3">International users group <text:tab/>LibreOffice Users <text:tab/>Group <text:tab/>Unknown <text:tab/>International group for user questions, tips and news</text:p>
      <text:p text:style-name="P3">Albanian <text:tab/>LibreOffice Albania <text:tab/>Fan Page <text:tab/>Anxhelo Lushka <text:tab/>Albanian community page</text:p>
      <text:p text:style-name="P3">Argentinian <text:tab/>LibreOffice Argentina <text:tab/>Fan Page / Support <text:tab/>Daniel A. Rodriguez <text:tab/>Argentinian community page</text:p>
      <text:p text:style-name="P3">Brazilian Portuguese <text:tab/>LibreOffice Brasil <text:tab/>Group / Support <text:tab/>Eliane Domingos, Olivier Hallot, Gustavo Pacheco (administrators), Douglas Vigliazzi, Valdir Barbosa, Klaibson Ribeiro (moderators) <text:tab/>Brazilian group page</text:p>
      <text:p text:style-name="P3">Colombian <text:tab/>LibreOffice Colombia <text:tab/>Fan Page <text:tab/>Jose Ahumada, Luis E Vasquez <text:tab/>Colombian community page</text:p>
      <text:p text:style-name="P3">Cuba <text:tab/>LibreOffice Cuba <text:tab/>Fan Page <text:tab/>Carlos Parra Zaldivar carlosp &lt;at&gt; libreoffice &lt;dot&gt; org <text:tab/>Cuba community page</text:p>
      <text:p text:style-name="P3">Denmark <text:tab/>LibreOffice i Danmark <text:tab/>Fan Page <text:tab/>Leif Lodahl <text:tab/>Danish community page</text:p>
      <text:p text:style-name="P3">Dutch <text:tab/>LibreOffice Netherlands <text:tab/>Fan Page <text:tab/>Rob Westein <text:tab/>Dutch community page</text:p>
      <text:p text:style-name="P3">German <text:tab/>LibreofficeDE <text:tab/>Fan Page <text:tab/>Ellen Pape <text:tab/>German community page</text:p>
      <text:p text:style-name="P3">Guaraní <text:tab/>LibreOffice Guaraní <text:tab/>Group <text:tab/>Giovanni Caligaris <text:tab/>Guaraní group for translation</text:p>
      <text:p text:style-name="P3">Hungarian <text:tab/>LibreOffice Hungary <text:tab/>Fan Page <text:tab/>Andras Timar <text:tab/>Hungarian community page</text:p>
      <text:p text:style-name="P3">Indian <text:tab/>LibreIndia <text:tab/>Group <text:tab/>Rajesh Ranjan, Chandrakant Dhutadmal <text:tab/>Indian community page</text:p>
      <text:p text:style-name="P3">Indonesian <text:tab/>LibreOffice Indonesia <text:tab/>Group page, public <text:tab/>Rizal Muttaqin <text:tab/>Indonesian community page</text:p>
      <text:p text:style-name="P3">Italian <text:tab/>LibreItalia <text:tab/>Fan Page <text:tab/>Italo Vignoli <text:tab/>LibreItalia non-profit org.</text:p>
      <text:p text:style-name="P3">Japanese <text:tab/>Libreoffice (Japanese) <text:tab/>Fan Page <text:tab/>jun meguro</text:p>
      <text:p text:style-name="P3">Kohei Yoshida <text:tab/>Japanese community page</text:p>
      <text:p text:style-name="P3">Kabyle <text:tab/>Libreoffice (Kabyle) <text:tab/>Fan Page <text:tab/>Mohammed Belkacem <text:tab/>Kabyle group for translation</text:p>
      <text:p text:style-name="P3">Paraguayan <text:tab/>LibreOffice Paraguay <text:tab/>Fan Page <text:tab/>Roberto Estigarribia <text:tab/>Paraguayan community page</text:p>
      <text:p text:style-name="P3">Polish <text:tab/>LibreOffice Poland <text:tab/>Fan Page / Support <text:tab/>Paweł Konefał <text:tab/>Polish community page</text:p>
      <text:p text:style-name="P3">Portuguese <text:tab/>LibreOffice Portugal <text:tab/>Fan Page / Support <text:tab/>Adriano Afonso <text:tab/>Portuguese community page</text:p>
      <text:p text:style-name="P3">Russian <text:tab/>LibreOffice RU <text:tab/>Fan Page <text:tab/>Tagezi <text:tab/>Russian community page</text:p>
      <text:p text:style-name="P3">Russian <text:tab/>LibreOffice RU <text:tab/>Group / Support <text:tab/>Tagezi <text:tab/>Russian community group</text:p>
      <text:p text:style-name="P3"><text:soft-page-break/>Spanish <text:tab/>Libreoffice Hispano <text:tab/>Fan Page / Support <text:tab/>Carlos Parra Zaldivar, Alfieri Murillo, Linda Martínez, Naudy Urquiola <text:tab/>Spanish speaking community page</text:p>
      <text:p text:style-name="P3">Taiwanese <text:tab/>LibreOffice Chinese (Taiwan) Team <text:tab/>Group Page <text:tab/>Cheng-Chia Tseng <text:tab/>Taiwanese community page</text:p>
      <text:p text:style-name="P3">Vietnamese <text:tab/>Libreoffice (Vietnamese:Tiếng Việt) <text:tab/>Group <text:tab/>Nguyễn Vũ Hưng (vuhung16plus at gmail dot com) <text:tab/>Vietnamese community page</text:p>
      <text:p text:style-name="P3">Google+</text:p>
      <text:p text:style-name="P3">Project <text:tab/>Name/URL <text:tab/>Type <text:tab/>Contact <text:tab/>Description</text:p>
      <text:p text:style-name="P3">TDF <text:tab/>The Document Foundation <text:tab/>Page <text:tab/>Florian Effenberger <text:tab/></text:p>
      <text:p text:style-name="P3">LibreOffice Community <text:tab/>The Document Foundation <text:tab/>Group <text:tab/>Florian Effenberger, Charles-H. Schulz <text:tab/>Group for the international community</text:p>
      <text:p text:style-name="P3">LibreOffice Design <text:tab/>LibreOffice design/UX group <text:tab/>Group <text:tab/>Heiko Tietze <text:tab/>Group for design/UX announcements</text:p>
      <text:p text:style-name="P3">Argentinian <text:tab/>LibreOffice.ar <text:tab/>Group / Support <text:tab/>Daniel A. Rodriguez <text:tab/>Group for the Argentinian community</text:p>
      <text:p text:style-name="P3">Colombian <text:tab/>LibreOffice-Colombia <text:tab/>Group <text:tab/>José Luis C. and Luis E Vásquez R <text:tab/>Group for the Colombian community</text:p>
      <text:p text:style-name="P3">Danish <text:tab/>LibreOffice i Danmark <text:tab/>Page <text:tab/>Leif Lodahl <text:tab/>Page for the Danish community</text:p>
      <text:p text:style-name="P3">German <text:tab/>LibreOffice DE <text:tab/>Group <text:tab/>Ellen Pape <text:tab/>Group for the German community</text:p>
      <text:p text:style-name="P3">French <text:tab/>LibreOffice FR <text:tab/>Group <text:tab/>Sophie Gautier <text:tab/>G+ page for the French speaking community</text:p>
      <text:p text:style-name="P3">Italian <text:tab/>LibreItalia <text:tab/>Group <text:tab/>Italo Vignoli <text:tab/>G+ page for Italian community</text:p>
      <text:p text:style-name="P3">Portuguese <text:tab/>LibreOffice Portugal <text:tab/>Group <text:tab/>Adriano Afonso <text:tab/>G+ page for Portuguese community</text:p>
      <text:p text:style-name="P3">Russian (Group) <text:tab/>LibreOffice RU <text:tab/>Group / Support <text:tab/>Tagezi <text:tab/>Group Support for the Russian community</text:p>
      <text:p text:style-name="P3">Spanish (Group) <text:tab/>LibreOffice en Español <text:tab/>Group <text:tab/>Unknown <text:tab/>Group for the Spanish speaking community</text:p>
      <text:p text:style-name="P3">Turkish (Group) <text:tab/>LibreOffice Türkiye <text:tab/>Group <text:tab/>Zeki Bildirici <text:tab/>Group for the Turkish community</text:p>
      <text:p text:style-name="P3">USA <text:tab/>LibreOffice US <text:tab/>Group <text:tab/>Joel Madero, Robinson Tryon <text:tab/>G+ page for US Community</text:p>
      <text:p text:style-name="P3">Identi.ca</text:p>
      <text:p text:style-name="P3">Project <text:tab/>Name/URL <text:tab/>Type <text:tab/>Contact <text:tab/>Description</text:p>
      <text:p text:style-name="P3">TDF <text:tab/>tdforg <text:tab/>Account <text:tab/>Florian Effenberger <text:tab/></text:p>
      <text:p text:style-name="P3">LinkedIn</text:p>
      <text:p text:style-name="P3"><text:soft-page-break/>Project <text:tab/>Name/URL <text:tab/>Type <text:tab/>Contact <text:tab/>Description</text:p>
      <text:p text:style-name="P3">TDF <text:tab/>The DocumentFoundation Group <text:tab/>Group <text:tab/>Leif Lyngby Lodahl <text:tab/>(Open?) group for people to join</text:p>
      <text:p text:style-name="P3">LibreOffice <text:tab/>LibreOffice <text:tab/>Group <text:tab/>Italo Vignoli <text:tab/>(moderated) group for people to join</text:p>
      <text:p text:style-name="P3">LibreItalia <text:tab/>LibreItalia <text:tab/>Group <text:tab/>Italo Vignoli <text:tab/>(moderated) group for people to join</text:p>
      <text:p text:style-name="P3">LibreOffice en Español <text:tab/>LibreOffice en Español <text:tab/>Group <text:tab/><text:tab/>(moderated) group for people to join</text:p>
      <text:p text:style-name="P3">Mixi</text:p>
      <text:p text:style-name="P3">Project <text:tab/>Name/URL <text:tab/>Type <text:tab/>Contact <text:tab/>Description</text:p>
      <text:p text:style-name="P3">LibreOffice <text:tab/>Libreoffice <text:tab/>Group <text:tab/>Kohei Yoshida <text:tab/></text:p>
      <text:p text:style-name="P3">Telegram</text:p>
      <text:p text:style-name="P3">Project <text:tab/>Language <text:tab/>Name/URL <text:tab/>Contact <text:tab/>Description</text:p>
      <text:p text:style-name="P3">LibreOffice <text:tab/>EN <text:tab/>LibreOffice <text:tab/>Christian Lohmaier, Florian Effenberger, Heiko Tietze, Italo Vignoli, Justin W. Flory, Mike Saunders, Olivier Hallot, Sophie Gautier, Xisco Fauli <text:tab/>Telegram group for LibreOffice in English</text:p>
      <text:p text:style-name="P3">LibreOffice <text:tab/>EN <text:tab/>TDF channel <text:tab/>Italo Vignoli <text:tab/>Telegram Channel for The Document Foundation in English</text:p>
      <text:p text:style-name="P3">LibreOffice <text:tab/>EN <text:tab/>LibreOffice Design <text:tab/>Heiko Tietze <text:tab/>Telegram Channel for the Design/UX team</text:p>
      <text:p text:style-name="P3">LibreOffice <text:tab/>EN <text:tab/>LibreOffice Design Icons <text:tab/>Heiko Tietze <text:tab/>Telegram Channel for the Icon team</text:p>
      <text:p text:style-name="P3">LibreOffice <text:tab/>EN <text:tab/>LibreOffice Documentation <text:tab/>Olivier Hallot <text:tab/>Telegram Channel for the Documentation team</text:p>
      <text:p text:style-name="P3">LibreOffice <text:tab/>EN <text:tab/>LibreOffice Localization <text:tab/>Sophie Gautier <text:tab/>Telegram Channel for the l10n/Translation team</text:p>
      <text:p text:style-name="P3">LibreOffice <text:tab/>EN <text:tab/>LibreOffice Marketing <text:tab/>Italo Vignoli <text:tab/>Telegram Channel for the Marketing team</text:p>
      <text:p text:style-name="P3">LibreOffice <text:tab/>EN <text:tab/>LibreOffice QA <text:tab/>Xisco Fauli, Sophie <text:tab/>Telegram Channel for the QA team</text:p>
      <text:p text:style-name="P3">LibreOffice <text:tab/>EN <text:tab/>LibreOffice Meta Bugs <text:tab/>Xisco Fauli, Yousuf Philips <text:tab/>Telegram Channel for Bugzilla meta bugs QA team</text:p>
      <text:p text:style-name="P3">LibreOffice <text:tab/>EN <text:tab/>LibreOffice RTL <text:tab/>Lior Kaplan, Yaron Shahrabani <text:tab/>Telegram Channel for RTL (Right-to-Left) languages QA team</text:p>
      <text:p text:style-name="P3">LibreOffice <text:tab/>EN <text:tab/>LibreOffice CJK <text:tab/>Mark Hung, Naruhiko Ogasawara <text:tab/>Telegram Channel for CJK (Chinese, Japanese, Korean) languages QA team</text:p>
      <text:p text:style-name="P3"><text:soft-page-break/>DLP <text:tab/>EN <text:tab/>Document Liberation Project <text:tab/>Yousuf Philips <text:tab/>Telegram group for DLP Team</text:p>
      <text:p text:style-name="P3">LibreOffice <text:tab/>DE <text:tab/>LibreOffice DE <text:tab/>Florian Effenberger <text:tab/>Telegram group for LibreOffice in German</text:p>
      <text:p text:style-name="P3">LibreOffice <text:tab/>ES <text:tab/>LibreOffice ES <text:tab/>Xisco Fauli, Daniel A. Rodriguez <text:tab/>Telegram group for LibreOffice in Spanish</text:p>
      <text:p text:style-name="P3">LibreOffice <text:tab/>ES <text:tab/>LibreOffice México <text:tab/>René Leyva, Adolfo Jayme <text:tab/>Telegram group for LO announcements and calls</text:p>
      <text:p text:style-name="P3">LibreOffice <text:tab/>FR <text:tab/>LibreOfficeFR <text:tab/>Sophie Gautier, William Gathoye <text:tab/>Telegram group for LibreOffice in French</text:p>
      <text:p text:style-name="P3">LibreOffice <text:tab/>HE <text:tab/>LibreOffice Hebrew <text:tab/>Lior Kaplan, Yaron Shahrabani <text:tab/>Telegram group for LibreOffice in Hebrew</text:p>
      <text:p text:style-name="P3">LibreOffice <text:tab/>IT <text:tab/>LibreOffice-IT <text:tab/>Italo Vignoli <text:tab/>Telegram group for LibreOffice in Italian</text:p>
      <text:p text:style-name="P3">LibreOffice <text:tab/>JA <text:tab/>LibreOffice-JA <text:tab/>Naruhiko Ogasawara <text:tab/>Telegram group for LibreOffice in Japanese</text:p>
      <text:p text:style-name="P3">LibreOffice <text:tab/>KO <text:tab/>LibreOffice 한국어 <text:tab/>DaeHyun Sung <text:tab/>Telegram group for LibreOffice in Korean</text:p>
      <text:p text:style-name="P3">LibreOffice <text:tab/>PT-BR <text:tab/>LibreOffice Brasil <text:tab/>Eliane Domingos, Olivier Hallot <text:tab/>Telegram group for LibreOffice in Brazilian Portuguese</text:p>
      <text:p text:style-name="P3">LibreOffice <text:tab/>RU <text:tab/>LibreOffice Russian <text:tab/>Andrew Chemyakyn <text:tab/>Telegram group for LibreOffice in Russian</text:p>
      <text:p text:style-name="P3">LibreOffice <text:tab/>TR <text:tab/>LibreOffice-TR <text:tab/>Italo Vignoli, Mert Gör , Ayhan Yalçınsoy , Hakan Hamurcu <text:tab/>Telegram group for LibreOffice in Turkish and English</text:p>
      <text:p text:style-name="P3">LibreOffice <text:tab/>TR <text:tab/>LibreOffice QA TR <text:tab/>Muhammet Kara <text:tab/>Telegram group for Turkish-speaking bug hunters of LibreOffice</text:p>
      <text:p text:style-name="P3">LibreOffice <text:tab/>zh-TW <text:tab/>LibreOffice-臺灣社群-Telegram <text:tab/>Franklin Weng <text:tab/>Telegram group for LibreOffice in Traditional Chinese (Taiwan)</text:p>
      <text:p text:style-name="P3">Twitter</text:p>
      <text:p text:style-name="P3">Project <text:tab/>Team <text:tab/>Language <text:tab/>Name/URL <text:tab/>Type <text:tab/>Contact <text:tab/>Description</text:p>
      <text:p text:style-name="P3">DLP <text:tab/>General <text:tab/>EN <text:tab/>@DocLiberation <text:tab/>Account <text:tab/>David Tardon, Fridrich Strba, Mike Saunders <text:tab/></text:p>
      <text:p text:style-name="P3">TDF <text:tab/>General <text:tab/>EN <text:tab/>@tdforg <text:tab/>Account <text:tab/>Florian Effenberger <text:tab/></text:p>
      <text:p text:style-name="P3">LibreOffice <text:tab/>Commits <text:tab/>EN <text:tab/>@LOcommits <text:tab/>Account <text:tab/>Artificial intelligence <text:tab/>Automated stream of comments</text:p>
      <text:p text:style-name="P3">LibreOffice <text:tab/>Design <text:tab/>EN <text:tab/>@liboDesign <text:tab/>Account <text:tab/>Heiko Tietze <text:tab/>Posts about design</text:p>
      <text:p text:style-name="P3"><text:soft-page-break/>LibreOffice <text:tab/>QA <text:tab/>EN <text:tab/>@LibreOfficeBugs <text:tab/>Account <text:tab/>QA/Team, Joren DC, Robinson Tryon ? <text:tab/>Tweets about Bugzilla bugs; QA/Bugzilla/Twitter</text:p>
      <text:p text:style-name="P3">Local Community/Language Groups</text:p>
      <text:p text:style-name="P3">LibreOffice <text:tab/>Community (Argentina) <text:tab/>ES <text:tab/>@LibreOfficear <text:tab/>Account <text:tab/>Daniel A. Rodriguez <text:tab/>Argentinian community</text:p>
      <text:p text:style-name="P3">LibreOffice <text:tab/>Magazine (Brazil) <text:tab/>BR <text:tab/>@libomagazine <text:tab/>Account <text:tab/>Eliane Domingos <text:tab/>LibreOffice Magazine (Brazil)</text:p>
      <text:p text:style-name="P3">LibreOffice <text:tab/>Community (German) <text:tab/>DE <text:tab/>@LibreOfficeDE <text:tab/>Account <text:tab/>Ellen Pape <text:tab/>German community</text:p>
      <text:p text:style-name="P3">LibreOffice <text:tab/>Community (Colombian) <text:tab/>CO <text:tab/>@LibreOfficeCo <text:tab/>Account <text:tab/>Jose Ahumada, Luis E Vasquez <text:tab/>Colombian community</text:p>
      <text:p text:style-name="P3">LibreOffice <text:tab/>Community (Guaraní) <text:tab/>- <text:tab/>@LibreGuarani <text:tab/>Account <text:tab/>Giovanni Caligaris <text:tab/>Posts about the Guaraní translation</text:p>
      <text:p text:style-name="P3">LibreOffice <text:tab/>Community (Czech) <text:tab/>CZ <text:tab/>@LibreOfficecz <text:tab/>Account <text:tab/>Lukáš Jelínek</text:p>
      <text:p text:style-name="P3">LibreOffice <text:tab/>Community (French) <text:tab/>FR <text:tab/>@LibreOfficeFR <text:tab/>Account <text:tab/>William Gathoye, Arnaud Versini <text:tab/>French speaking community</text:p>
      <text:p text:style-name="P3">LibreOffice <text:tab/>Community (Hungarian) <text:tab/>HU <text:tab/>@libreofficehu <text:tab/>Account <text:tab/>Unknown</text:p>
      <text:p text:style-name="P3">LibreOffice <text:tab/>Community (Italy) <text:tab/>IT <text:tab/>@libreitalia <text:tab/>Account <text:tab/>Enio Gemmo <text:tab/>LibreItalia community</text:p>
      <text:p text:style-name="P3">LibreOffice <text:tab/>Community (Japan) <text:tab/>JA <text:tab/>@LibreOffice_Ja <text:tab/>Account <text:tab/>jun meguro</text:p>
      <text:p text:style-name="P3">Matuaki <text:tab/>LibreOffice Japanese Team</text:p>
      <text:p text:style-name="P3">LibreOffice <text:tab/>Community (Nederlands) <text:tab/>NL <text:tab/>@LibreOfficeNL <text:tab/>Account <text:tab/>Cor Nouws <text:tab/></text:p>
      <text:p text:style-name="P3">LibreOffice <text:tab/>Community (Russian) <text:tab/>RU <text:tab/>@LibreOffice_ru <text:tab/>Account / News feed <text:tab/>Unknown</text:p>
      <text:p text:style-name="P3">LibreOffice <text:tab/>Community (Slovenia) <text:tab/>SL <text:tab/>@slolibre <text:tab/>Account <text:tab/>Unknown</text:p>
      <text:p text:style-name="P3">LibreOffice <text:tab/>Community (Turkish) <text:tab/>TR <text:tab/>@LibreOfficeTurk <text:tab/>Account <text:tab/>Zeki Bildirici, Muhammet Kara <text:tab/>LibreOffice Turkish community</text:p>
      <text:p text:style-name="P3">LibreOffice <text:tab/>Community (US) <text:tab/>EN <text:tab/>@LibreOfficeUS <text:tab/>Account <text:tab/>Robinson Tryon <text:tab/>US LibreOffice Team (Marketing, Outreach, etc..)</text:p>
      <text:p text:style-name="P3">LibreOffice <text:tab/>Community (US, Oklahoma) <text:tab/>EN <text:tab/>@LibreOfficeOK <text:tab/>Account <text:tab/>A Papillion <text:tab/>The Oklahoma LibreOffice Team</text:p>
      <text:p text:style-name="P3">Xing</text:p>
      <text:p text:style-name="P3">Project <text:tab/>Name/URL <text:tab/>Type <text:tab/>Contact <text:tab/>Description</text:p>
      <text:p text:style-name="P3">TDF <text:tab/>The Document Foundation <text:tab/><text:tab/>Florian Effenberger <text:tab/>(Business networking site)</text:p>
      <text:p text:style-name="P3">Language (Localization) Teams</text:p>
      <text:p text:style-name="P3"><text:soft-page-break/></text:p>
      <text:p text:style-name="P3"><text:s text:c="4"/>Follow the link for our "Language Teams" wiki page which is maintained by our l10n team.</text:p>
      <text:p text:style-name="P3"/>
      <text:p text:style-name="P3">Unofficial Pages</text:p>
      <text:p text:style-name="P3"/>
      <text:p text:style-name="P3">Unofficial pages, forums, services, social media and other pages can be found her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2T11:24:55.936914435</meta:creation-date>
    <dc:date>2018-11-23T15:21:08.785238380</dc:date>
    <meta:editing-duration>PT7M41S</meta:editing-duration>
    <meta:editing-cycles>3</meta:editing-cycles>
    <meta:generator>LibreOffice/6.0.6.2$Linux_X86_64 LibreOffice_project/00m0$Build-2</meta:generator>
    <meta:document-statistic meta:table-count="0" meta:image-count="0" meta:object-count="0" meta:page-count="11" meta:paragraph-count="226" meta:word-count="2386" meta:character-count="19011" meta:non-whitespace-character-count="16103"/>
  </office:meta>
</office:document-meta>
</file>